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26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5992in"/>
    </style:style>
    <style:style style:name="co5" style:family="table-column">
      <style:table-column-properties fo:break-before="auto" style:column-width="1.589in"/>
    </style:style>
    <style:style style:name="co6" style:family="table-column">
      <style:table-column-properties fo:break-before="auto" style:column-width="1.328in"/>
    </style:style>
    <style:style style:name="co7" style:family="table-column">
      <style:table-column-properties fo:break-before="auto" style:column-width="1.27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2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/>
    <style:style style:name="ce8" style:family="table-cell" style:parent-style-name="Default" style:data-style-name="N121">
      <style:table-cell-properties fo:background-color="#cccccc"/>
    </style:style>
    <style:style style:name="ce9" style:family="table-cell" style:parent-style-name="Default" style:data-style-name="N0">
      <style:table-cell-properties fo:background-color="#cccccc"/>
    </style:style>
    <style:style style:name="ce10" style:family="table-cell" style:parent-style-name="Default" style:data-style-name="N121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>
            <text:p>Board Length</text:p>
          </table:table-cell>
          <table:table-cell office:value-type="float" office:value="18.8125">
            <text:p>18.8125</text:p>
          </table:table-cell>
          <table:table-cell office:value-type="string">
            <text:p>inch</text:p>
          </table:table-cell>
          <table:table-cell table:number-columns-repeated="1021"/>
        </table:table-row>
        <table:table-row table:style-name="ro2">
          <table:table-cell office:value-type="string">
            <text:p>side real day</text:p>
          </table:table-cell>
          <table:table-cell table:style-name="ce6" office:value-type="float" office:value="86164.1">
            <text:p>86164.1</text:p>
          </table:table-cell>
          <table:table-cell office:value-type="string">
            <text:p>seconds</text:p>
          </table:table-cell>
          <table:table-cell table:number-columns-repeated="1021"/>
        </table:table-row>
        <table:table-row table:style-name="ro1">
          <table:table-cell office:value-type="string">
            <text:p>rads / sec</text:p>
          </table:table-cell>
          <table:table-cell table:formula="of:=6.28318530717959/[.B2]" office:value-type="float" office:value="0.000072921150539257">
            <text:p>7.2921150539257E-005</text:p>
          </table:table-cell>
          <table:table-cell/>
          <table:table-cell table:formula="of:=[.B3]/1000" office:value-type="float" office:value="0.000000072921150539257">
            <text:p>7.2921150539257E-008</text:p>
          </table:table-cell>
          <table:table-cell table:formula="of:=6.28318530717959/([.B2]*1000)" office:value-type="float" office:value="0.0000000729211505392569">
            <text:p>7.29211505392569E-008</text:p>
          </table:table-cell>
          <table:table-cell table:number-columns-repeated="1019"/>
        </table:table-row>
        <table:table-row table:style-name="ro1">
          <table:table-cell office:value-type="string">
            <text:p>rads / usec</text:p>
          </table:table-cell>
          <table:table-cell table:formula="of:=6.28318530717959/([.B2]*1000000)" office:value-type="float" office:value="0.000000000072921150539257">
            <text:p>7.2921150539257E-0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reads/inch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string">
            <text:p>Steps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office:value-type="string">
            <text:p>Steps/inch</text:p>
          </table:table-cell>
          <table:table-cell table:formula="of:=[.B6]*[.B7]" office:value-type="float" office:value="4000">
            <text:p>4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stamp (s)</text:p>
          </table:table-cell>
          <table:table-cell office:value-type="string">
            <text:p>Radians</text:p>
          </table:table-cell>
          <table:table-cell office:value-type="string">
            <text:p>Screw length</text:p>
          </table:table-cell>
          <table:table-cell office:value-type="string">
            <text:p>Total Steps</text:p>
          </table:table-cell>
          <table:table-cell office:value-type="string">
            <text:p>arc second</text:p>
          </table:table-cell>
          <table:table-cell office:value-type="string">
            <text:p>angle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formula="of:=[.A11]*[.B3]" office:value-type="float" office:value="0.000072921150539257">
            <text:p>7.2921150539257E-005</text:p>
          </table:table-cell>
          <table:table-cell table:style-name="ce7" table:formula="of:=SQRT([.B1]*[.B1]+[.B1]*[.B1]-2*[.B1]*[.B1]*COS([.B11]))" office:value-type="float" office:value="0.00137182913728773">
            <text:p>0.0013718291</text:p>
          </table:table-cell>
          <table:table-cell table:formula="of:=[.C11]*[.B8]" office:value-type="float" office:value="5.48731654915094">
            <text:p>5.4873165492</text:p>
          </table:table-cell>
          <table:table-cell table:formula="of:=[.B11]*206264.806" office:value-type="float" office:value="15.0410669692766">
            <text:p>15.0410669693</text:p>
          </table:table-cell>
          <table:table-cell table:formula="of:=ACOS(([.B1]*[.B1]+[.B1]*[.B1]-[.C11]*[.C11])/(2*[.B1]*[.B1]))" office:value-type="float" office:value="0.0000729211507388583">
            <text:p>7.29211507388583E-0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style-name="ce1" office:value-type="string">
            <text:p>Approximations from calculations</text:p>
          </table:table-cell>
          <table:table-cell table:style-name="ce1"/>
          <table:table-cell table:style-name="ce8"/>
          <table:table-cell table:style-name="ce1" table:number-columns-repeated="1021"/>
        </table:table-row>
        <table:table-row table:style-name="ro1">
          <table:table-cell table:style-name="ce2" office:value-type="string">
            <text:p>steps</text:p>
          </table:table-cell>
          <table:table-cell table:style-name="ce2" office:value-type="string">
            <text:p>screw length</text:p>
          </table:table-cell>
          <table:table-cell table:style-name="ce8" office:value-type="string">
            <text:p>angle</text:p>
          </table:table-cell>
          <table:table-cell table:style-name="ce1" office:value-type="string">
            <text:p>arc second</text:p>
          </table:table-cell>
          <table:table-cell table:style-name="ce1" office:value-type="string">
            <text:p>arc second error</text:p>
          </table:table-cell>
          <table:table-cell table:style-name="ce1" table:number-columns-repeated="1019"/>
        </table:table-row>
        <table:table-row table:style-name="ro1">
          <table:table-cell table:style-name="ce3" table:formula="of:=ROUND([.D11])" office:value-type="float" office:value="5">
            <text:p>5</text:p>
          </table:table-cell>
          <table:table-cell table:style-name="ce3" table:formula="of:=[.A15]/[.B8]" office:value-type="float" office:value="0.00125">
            <text:p>0.00125</text:p>
          </table:table-cell>
          <table:table-cell table:style-name="ce9" table:formula="of:=ACOS(([.B1]*[.B1]+[.B1]*[.B1]-[.B15]*[.B15])/(2*[.B1]*[.B1]))" office:value-type="float" office:value="0.0000664451817308901">
            <text:p>6.64451817308901E-005</text:p>
          </table:table-cell>
          <table:table-cell table:style-name="ce1" table:formula="of:=[.C15]*206264.806" office:value-type="float" office:value="13.7053025193568">
            <text:p>13.7053025194</text:p>
          </table:table-cell>
          <table:table-cell table:style-name="ce1" table:formula="of:=[.D15]-[.E11]" office:value-type="float" office:value="-1.33576444991984">
            <text:p>-1.3357644499</text:p>
          </table:table-cell>
          <table:table-cell table:style-name="ce1" table:number-columns-repeated="1019"/>
        </table:table-row>
        <table:table-row table:style-name="ro1">
          <table:table-cell table:style-name="ce4" office:value-type="string">
            <text:p>maximum possible error is 2.7 arc seconds, which is 1 step of the motor, though its probably closer to 1.37 for half a step of a motor since we will round partial steps to within .5</text:p>
          </table:table-cell>
          <table:table-cell table:style-name="ce4"/>
          <table:table-cell table:style-name="ce10"/>
          <table:table-cell table:style-name="ce4" table:number-columns-repeated="1021"/>
        </table:table-row>
        <table:table-row table:style-name="ro1">
          <table:table-cell office:value-type="string">
            <text:p>deg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px</text:p>
          </table:table-cell>
          <table:table-cell office:value-type="string">
            <text:p>py</text:p>
          </table:table-cell>
          <table:table-cell office:value-type="string">
            <text:p>aa</text:p>
          </table:table-cell>
          <table:table-cell office:value-type="string">
            <text:p>bb</text:p>
          </table:table-cell>
          <table:table-cell office:value-type="string">
            <text:p>cc</text:p>
          </table:table-cell>
          <table:table-cell office:value-type="string">
            <text:p>c</text:p>
          </table:table-cell>
          <table:table-cell table:number-columns-repeated="1015"/>
        </table:table-row>
        <table:table-row table:style-name="ro1">
          <table:table-cell table:style-name="ce5" office:value-type="float" office:value="90">
            <text:p>90.000</text:p>
          </table:table-cell>
          <table:table-cell table:style-name="ce5" table:formula="of:=COS([.A18]*0.0174532925)*[.B1]" office:value-type="float" office:value="0.0000000337664906869477">
            <text:p>0.000</text:p>
          </table:table-cell>
          <table:table-cell table:style-name="ce5" table:formula="of:=SIN([.A18]*0.0174532925)*[.B1]" office:value-type="float" office:value="18.8125">
            <text:p>18.813</text:p>
          </table:table-cell>
          <table:table-cell table:style-name="ce5" table:formula="of:=[.B18]-[.B1]" office:value-type="float" office:value="-18.8124999662335">
            <text:p>-18.812</text:p>
          </table:table-cell>
          <table:table-cell table:style-name="ce5" table:formula="of:=[.C18]" office:value-type="float" office:value="18.8125">
            <text:p>18.813</text:p>
          </table:table-cell>
          <table:table-cell table:style-name="ce5" table:formula="of:=[.D18]*[.D18]" office:value-type="float" office:value="353.910154979536">
            <text:p>353.910</text:p>
          </table:table-cell>
          <table:table-cell table:style-name="ce5" table:formula="of:=[.E18]*[.E18]" office:value-type="float" office:value="353.91015625">
            <text:p>353.910</text:p>
          </table:table-cell>
          <table:table-cell table:style-name="ce5" table:formula="of:=[.F18]+[.G18]" office:value-type="float" office:value="707.820311229536">
            <text:p>707.820</text:p>
          </table:table-cell>
          <table:table-cell table:style-name="ce5" table:formula="of:=SQRT([.H18])" office:value-type="float" office:value="26.6048926182673">
            <text:p>26.605</text:p>
          </table:table-cell>
          <table:table-cell table:style-name="ce5"/>
          <table:table-cell table:style-name="ce5" table:formula="of:=SQRT([.B1]*[.B1]+[.B1]*[.B1]-2*[.B1]*[.B1]*COS([.A18]*0.0174532925))" office:value-type="float" office:value="26.6048926182673">
            <text:p>26.605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>
            <text:p>rads</text:p>
          </table:table-cell>
          <table:table-cell table:style-name="ce5" table:number-columns-repeated="1023"/>
        </table:table-row>
        <table:table-row table:style-name="ro1">
          <table:table-cell table:style-name="ce5" table:formula="of:=[.B24]*60*60*6" office:value-type="float" office:value="1.57509685164795">
            <text:p>1.575</text:p>
          </table:table-cell>
          <table:table-cell table:style-name="ce5" table:formula="of:=COS([.A20])*[.B1]" office:value-type="float" office:value="-0.080903374419434">
            <text:p>-0.081</text:p>
          </table:table-cell>
          <table:table-cell table:style-name="ce5" table:formula="of:=SIN([.A20])*[.B1]" office:value-type="float" office:value="18.8123260362457">
            <text:p>18.812</text:p>
          </table:table-cell>
          <table:table-cell table:style-name="ce5" table:formula="of:=[.B20]-[.B1]" office:value-type="float" office:value="-18.8934033744194">
            <text:p>-18.893</text:p>
          </table:table-cell>
          <table:table-cell table:style-name="ce5" table:formula="of:=[.C20]" office:value-type="float" office:value="18.8123260362457">
            <text:p>18.812</text:p>
          </table:table-cell>
          <table:table-cell table:style-name="ce5" table:formula="of:=[.D20]*[.D20]" office:value-type="float" office:value="356.960691068524">
            <text:p>356.961</text:p>
          </table:table-cell>
          <table:table-cell table:style-name="ce5" table:formula="of:=[.E20]*[.E20]" office:value-type="float" office:value="353.903610894008">
            <text:p>353.904</text:p>
          </table:table-cell>
          <table:table-cell table:style-name="ce5" table:formula="of:=[.F20]+[.G20]" office:value-type="float" office:value="710.864301962531">
            <text:p>710.864</text:p>
          </table:table-cell>
          <table:table-cell table:style-name="ce5" table:formula="of:=SQRT([.H20])" office:value-type="float" office:value="26.6620385935234">
            <text:p>26.662</text:p>
          </table:table-cell>
          <table:table-cell table:style-name="ce5"/>
          <table:table-cell table:style-name="ce5" table:formula="of:=SQRT([.B1]*[.B1]+[.B1]*[.B1]-2*[.B1]*[.B1]*COS([.A20]))" office:value-type="float" office:value="26.6620385935234">
            <text:p>26.662</text:p>
          </table:table-cell>
          <table:table-cell table:style-name="ce5"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side real</text:p>
          </table:table-cell>
          <table:table-cell table:style-name="ce6" office:value-type="float" office:value="86164.1">
            <text:p>86164.1</text:p>
          </table:table-cell>
          <table:table-cell table:number-columns-repeated="1022"/>
        </table:table-row>
        <table:table-row table:style-name="ro1">
          <table:table-cell office:value-type="string">
            <text:p>rads / sec</text:p>
          </table:table-cell>
          <table:table-cell table:formula="of:=6.28318530717959/[.B23]" office:value-type="float" office:value="0.000072921150539257">
            <text:p>7.2921150539257E-0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24]*21600" office:value-type="float" office:value="1.57509685164795">
            <text:p>1.5750968516</text:p>
          </table:table-cell>
          <table:table-cell table:formula="of:=[.B26]*57.2957795" office:value-type="float" office:value="90.2464019031652">
            <text:p>90.2464019032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formula="of:=[.B24]*57.2957795" office:value-type="float" office:value="0.00417807416218357">
            <text:p>0.004178074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8T08:04:30.839000000</meta:creation-date>
    <dc:date>2014-06-11T21:26:01</dc:date>
    <meta:editing-duration>PT7H1M20S</meta:editing-duration>
    <meta:editing-cycles>11</meta:editing-cycles>
    <meta:generator>LibreOffice/3.5$Linux_X86_64 LibreOffice_project/350m1$Build-2</meta:generator>
    <meta:document-statistic meta:table-count="1" meta:cell-count="79" meta:object-count="0"/>
  </office:meta>
</office:document-meta>
</file>